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style:font-name="Bitstream Charter" officeooo:rsid="0009cfd4" officeooo:paragraph-rsid="0009cfd4"/>
    </style:style>
    <style:style style:name="P6" style:family="paragraph" style:parent-style-name="Standard" style:list-style-name="L1">
      <style:text-properties style:font-name="Bitstream Charter" officeooo:rsid="000ad5ee" officeooo:paragraph-rsid="000ad5ee"/>
    </style:style>
    <style:style style:name="P7" style:family="paragraph" style:parent-style-name="Standard" style:list-style-name="L1">
      <style:text-properties style:font-name="Bitstream Charter" officeooo:rsid="000b65fb" officeooo:paragraph-rsid="000b65fb"/>
    </style:style>
    <style:style style:name="P8" style:family="paragraph" style:parent-style-name="Standard" style:list-style-name="L1">
      <style:text-properties style:font-name="Bitstream Charter" fo:font-style="italic" officeooo:rsid="000b65fb" officeooo:paragraph-rsid="000b65fb" style:font-style-asian="italic" style:font-style-complex="italic"/>
    </style:style>
    <style:style style:name="P9" style:family="paragraph" style:parent-style-name="Standard" style:list-style-name="L1">
      <style:text-properties style:font-name="Bitstream Charter" fo:font-style="italic" officeooo:rsid="000b9976" officeooo:paragraph-rsid="000b9976" style:font-style-asian="italic" style:font-style-complex="italic"/>
    </style:style>
    <style:style style:name="P10" style:family="paragraph" style:parent-style-name="Standard" style:list-style-name="L1">
      <style:text-properties style:font-name="Bitstream Charter" fo:font-style="italic" officeooo:rsid="000ee1ae" officeooo:paragraph-rsid="000ee1ae" style:font-style-asian="italic" style:font-style-complex="italic"/>
    </style:style>
    <style:style style:name="P11" style:family="paragraph" style:parent-style-name="Standard" style:list-style-name="L1">
      <style:text-properties style:font-name="Bitstream Charter" fo:font-style="italic" officeooo:rsid="000f94b0" officeooo:paragraph-rsid="000f94b0" style:font-style-asian="italic" style:font-style-complex="italic"/>
    </style:style>
    <style:style style:name="P12" style:family="paragraph" style:parent-style-name="Standard" style:list-style-name="L1">
      <style:text-properties style:font-name="Bitstream Charter" fo:font-style="italic" officeooo:rsid="00146d72" officeooo:paragraph-rsid="00146d72" style:font-style-asian="italic" style:font-style-complex="italic"/>
    </style:style>
    <style:style style:name="P13" style:family="paragraph" style:parent-style-name="Standard" style:list-style-name="L1">
      <style:text-properties style:font-name="Bitstream Charter" fo:font-style="italic" officeooo:rsid="00161907" officeooo:paragraph-rsid="00161907" style:font-style-asian="italic" style:font-style-complex="italic"/>
    </style:style>
    <style:style style:name="P14" style:family="paragraph" style:parent-style-name="Standard" style:list-style-name="L1">
      <style:text-properties style:font-name="Bitstream Charter" fo:font-style="italic" officeooo:rsid="00188a44" officeooo:paragraph-rsid="00188a44" style:font-style-asian="italic" style:font-style-complex="italic"/>
    </style:style>
    <style:style style:name="P15" style:family="paragraph" style:parent-style-name="Standard" style:list-style-name="L1">
      <style:text-properties style:font-name="Bitstream Charter" fo:font-style="italic" officeooo:rsid="00219d40" officeooo:paragraph-rsid="00219d40" style:font-style-asian="italic" style:font-style-complex="italic"/>
    </style:style>
    <style:style style:name="P16" style:family="paragraph" style:parent-style-name="Standard" style:list-style-name="L1">
      <style:text-properties style:font-name="Bitstream Charter" fo:font-style="italic" fo:font-weight="normal" officeooo:rsid="0021666f" officeooo:paragraph-rsid="0021666f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style:font-name="Bitstream Charter" fo:font-style="italic" fo:font-weight="normal" officeooo:rsid="0023fb1b" officeooo:paragraph-rsid="0023fb1b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style:font-name="Bitstream Charter" fo:font-style="normal" officeooo:rsid="000b65fb" officeooo:paragraph-rsid="000b65fb" style:font-style-asian="normal" style:font-style-complex="normal"/>
    </style:style>
    <style:style style:name="P19" style:family="paragraph" style:parent-style-name="Standard" style:list-style-name="L1">
      <style:text-properties style:font-name="Bitstream Charter" fo:font-style="normal" officeooo:rsid="000ee1ae" officeooo:paragraph-rsid="000ee1ae" style:font-style-asian="normal" style:font-style-complex="normal"/>
    </style:style>
    <style:style style:name="P20" style:family="paragraph" style:parent-style-name="Standard" style:list-style-name="L1">
      <style:text-properties style:font-name="Bitstream Charter" fo:font-style="normal" officeooo:rsid="000b9976" officeooo:paragraph-rsid="000b9976" style:font-style-asian="normal" style:font-style-complex="normal"/>
    </style:style>
    <style:style style:name="P21" style:family="paragraph" style:parent-style-name="Standard" style:list-style-name="L1">
      <style:text-properties style:font-name="Bitstream Charter" fo:font-style="normal" officeooo:rsid="000f94b0" officeooo:paragraph-rsid="000f94b0" style:font-style-asian="normal" style:font-style-complex="normal"/>
    </style:style>
    <style:style style:name="P22" style:family="paragraph" style:parent-style-name="Standard" style:list-style-name="L1">
      <style:text-properties style:font-name="Bitstream Charter" fo:font-style="normal" officeooo:rsid="00120895" officeooo:paragraph-rsid="00120895" style:font-style-asian="normal" style:font-style-complex="normal"/>
    </style:style>
    <style:style style:name="P23" style:family="paragraph" style:parent-style-name="Standard" style:list-style-name="L1">
      <style:text-properties style:font-name="Bitstream Charter" fo:font-style="normal" officeooo:rsid="001342ec" officeooo:paragraph-rsid="001342ec" style:font-style-asian="normal" style:font-style-complex="normal"/>
    </style:style>
    <style:style style:name="P24" style:family="paragraph" style:parent-style-name="Standard" style:list-style-name="L1">
      <style:text-properties style:font-name="Bitstream Charter" fo:font-style="normal" officeooo:rsid="00146d72" officeooo:paragraph-rsid="00146d72" style:font-style-asian="normal" style:font-style-complex="normal"/>
    </style:style>
    <style:style style:name="P25" style:family="paragraph" style:parent-style-name="Standard" style:list-style-name="L1">
      <style:text-properties style:font-name="Bitstream Charter" fo:font-style="normal" officeooo:rsid="00161907" officeooo:paragraph-rsid="00161907" style:font-style-asian="normal" style:font-style-complex="normal"/>
    </style:style>
    <style:style style:name="P26" style:family="paragraph" style:parent-style-name="Standard" style:list-style-name="L1">
      <style:text-properties style:font-name="Bitstream Charter" fo:font-style="normal" officeooo:rsid="00188a44" officeooo:paragraph-rsid="00188a44" style:font-style-asian="normal" style:font-style-complex="normal"/>
    </style:style>
    <style:style style:name="P27" style:family="paragraph" style:parent-style-name="Standard" style:list-style-name="L1">
      <style:text-properties style:font-name="Bitstream Charter" fo:font-style="normal" officeooo:rsid="001b1301" officeooo:paragraph-rsid="001b1301" style:font-style-asian="normal" style:font-style-complex="normal"/>
    </style:style>
    <style:style style:name="P28" style:family="paragraph" style:parent-style-name="Standard" style:list-style-name="L1">
      <style:text-properties style:font-name="Bitstream Charter" fo:font-style="normal" officeooo:rsid="001beb85" officeooo:paragraph-rsid="001beb85" style:font-style-asian="normal" style:font-style-complex="normal"/>
    </style:style>
    <style:style style:name="P29" style:family="paragraph" style:parent-style-name="Standard" style:list-style-name="L1">
      <style:text-properties style:font-name="Bitstream Charter" fo:font-style="normal" officeooo:rsid="001e7f34" officeooo:paragraph-rsid="001e7f34" style:font-style-asian="normal" style:font-style-complex="normal"/>
    </style:style>
    <style:style style:name="P30" style:family="paragraph" style:parent-style-name="Standard" style:list-style-name="L1">
      <style:text-properties style:font-name="Bitstream Charter" fo:font-style="normal" officeooo:rsid="001c5404" officeooo:paragraph-rsid="001c5404" style:font-style-asian="normal" style:font-style-complex="normal"/>
    </style:style>
    <style:style style:name="P31" style:family="paragraph" style:parent-style-name="Standard" style:list-style-name="L1">
      <style:text-properties style:font-name="Bitstream Charter" fo:font-style="normal" officeooo:rsid="001cd3ae" officeooo:paragraph-rsid="001cd3ae" style:font-style-asian="normal" style:font-style-complex="normal"/>
    </style:style>
    <style:style style:name="P32" style:family="paragraph" style:parent-style-name="Standard" style:list-style-name="L1">
      <style:text-properties style:font-name="Bitstream Charter" fo:font-style="normal" officeooo:rsid="002492a2" officeooo:paragraph-rsid="002492a2" style:font-style-asian="normal" style:font-style-complex="normal"/>
    </style:style>
    <style:style style:name="P33" style:family="paragraph" style:parent-style-name="Standard" style:list-style-name="L1">
      <style:text-properties style:font-name="Bitstream Charter" fo:font-style="normal" fo:font-weight="normal" officeooo:rsid="001fefe0" officeooo:paragraph-rsid="001fefe0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style:font-name="Bitstream Charter" fo:font-style="normal" fo:font-weight="normal" officeooo:rsid="0021666f" officeooo:paragraph-rsid="0021666f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style:font-name="Bitstream Charter" fo:font-style="normal" fo:font-weight="normal" officeooo:rsid="00219d40" officeooo:paragraph-rsid="00219d40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style:font-name="Bitstream Charter" fo:font-style="normal" fo:font-weight="normal" officeooo:rsid="0023fa33" officeooo:paragraph-rsid="0023fa33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style:font-name="Bitstream Charter" fo:font-style="normal" fo:font-weight="normal" officeooo:rsid="002a3b3a" officeooo:paragraph-rsid="002a3b3a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style:font-name="Bitstream Charter" fo:font-style="normal" fo:font-weight="normal" officeooo:rsid="0030527d" officeooo:paragraph-rsid="0030527d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text-properties style:font-name="Bitstream Charter" fo:font-style="normal" fo:font-weight="bold" officeooo:rsid="002ce82b" officeooo:paragraph-rsid="002ce82b" style:font-style-asian="normal" style:font-weight-asian="bold" style:font-style-complex="normal" style:font-weight-complex="bold"/>
    </style:style>
    <style:style style:name="P43" style:family="paragraph" style:parent-style-name="Standard" style:list-style-name="L1">
      <style:text-properties fo:font-weight="bold" officeooo:rsid="0030527d" officeooo:paragraph-rsid="0030527d" style:font-weight-asian="bold" style:font-weight-complex="bold"/>
    </style:style>
    <style:style style:name="P44" style:family="paragraph" style:parent-style-name="Standard" style:list-style-name="L1">
      <style:text-properties officeooo:rsid="0030527d" officeooo:paragraph-rsid="0030527d"/>
    </style:style>
    <style:style style:name="P45" style:family="paragraph" style:parent-style-name="Standard" style:list-style-name="L1">
      <style:text-properties fo:font-weight="normal" officeooo:rsid="0030eef2" officeooo:paragraph-rsid="0030eef2" style:font-weight-asian="normal" style:font-weight-complex="normal"/>
    </style:style>
    <style:style style:name="P46" style:family="paragraph" style:parent-style-name="Standard" style:list-style-name="L1">
      <style:text-properties fo:font-weight="normal" officeooo:rsid="00318d4a" officeooo:paragraph-rsid="00318d4a" style:font-weight-asian="normal" style:font-weight-complex="normal"/>
    </style:style>
    <style:style style:name="P47" style:family="paragraph" style:parent-style-name="Standard" style:list-style-name="L1">
      <style:text-properties fo:font-weight="normal" officeooo:rsid="0032ccce" officeooo:paragraph-rsid="0032ccce" style:font-weight-asian="normal" style:font-weight-complex="normal"/>
    </style:style>
    <style:style style:name="T1" style:family="text">
      <style:text-properties officeooo:rsid="000f94b0"/>
    </style:style>
    <style:style style:name="T2" style:family="text">
      <style:text-properties officeooo:rsid="0010ec27"/>
    </style:style>
    <style:style style:name="T3" style:family="text">
      <style:text-properties officeooo:rsid="0016c892"/>
    </style:style>
    <style:style style:name="T4" style:family="text">
      <style:text-properties officeooo:rsid="001a2ad6"/>
    </style:style>
    <style:style style:name="T5" style:family="text">
      <style:text-properties officeooo:rsid="001b1301"/>
    </style:style>
    <style:style style:name="T6" style:family="text">
      <style:text-properties officeooo:rsid="001b43b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3478" style:font-weight-asian="normal" style:font-weight-complex="normal"/>
    </style:style>
    <style:style style:name="T10" style:family="text">
      <style:text-properties fo:font-weight="normal" officeooo:rsid="00260260" style:font-weight-asian="normal" style:font-weight-complex="normal"/>
    </style:style>
    <style:style style:name="T11" style:family="text">
      <style:text-properties officeooo:rsid="002745bf"/>
    </style:style>
    <style:style style:name="T12" style:family="text">
      <style:text-properties officeooo:rsid="002a3b3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Bitstream Charter" fo:font-style="normal" fo:font-weight="normal" officeooo:rsid="0032c29c" style:font-style-asian="normal" style:font-weight-asian="normal" style:font-style-complex="normal" style:font-weight-complex="normal"/>
    </style:style>
    <style:style style:name="T16" style:family="text">
      <style:text-properties style:font-name="Bitstream Charter" fo:font-style="normal" style:font-style-asian="normal" style:font-style-complex="normal"/>
    </style:style>
    <style:style style:name="T17" style:family="text">
      <style:text-properties style:font-name="Bitstream Charter" fo:font-style="normal" officeooo:rsid="002a3b3a" style:font-style-asian="normal" style:font-style-complex="normal"/>
    </style:style>
    <style:style style:name="T18" style:family="text">
      <style:text-properties style:font-name="Bitstream Charter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13513240907286652" text:style-name="L1">
        <text:list-header>
          <text:p text:style-name="P5">LECTURE #0 – Git</text:p>
        </text:list-header>
      </text:list>
      <text:p text:style-name="P1"/>
      <text:list xml:id="list2419918326276" text:continue-numbering="true" text:style-name="L1">
        <text:list-item>
          <text:p text:style-name="P5">INTRODUCTION </text:p>
        </text:list-item>
        <text:list-item>
          <text:p text:style-name="P5">GIT (07:40)</text:p>
          <text:list>
            <text:list-item>
              <text:p text:style-name="P6">Features</text:p>
              <text:list>
                <text:list-item>
                  <text:p text:style-name="P6">Keep track of changes</text:p>
                </text:list-item>
                <text:list-item>
                  <text:p text:style-name="P6">Sync between people</text:p>
                </text:list-item>
                <text:list-item>
                  <text:p text:style-name="P6">Test code without compromising it</text:p>
                </text:list-item>
                <text:list-item>
                  <text:p text:style-name="P6">Revert back to old version</text:p>
                </text:list-item>
              </text:list>
            </text:list-item>
            <text:list-item>
              <text:p text:style-name="P6">Github</text:p>
              <text:list>
                <text:list-item>
                  <text:p text:style-name="P7">Creating a repository</text:p>
                </text:list-item>
                <text:list-item>
                  <text:p text:style-name="P8">git clone &lt;url&gt;</text:p>
                  <text:list>
                    <text:list-item>
                      <text:p text:style-name="P18">download copy to your computer</text:p>
                    </text:list-item>
                  </text:list>
                  <text:p text:style-name="P8"/>
                </text:list-item>
              </text:list>
            </text:list-item>
          </text:list>
        </text:list-item>
        <text:list-item>
          <text:p text:style-name="P19">COMMAND LINE <text:span text:style-name="T3">(14:00)</text:span></text:p>
          <text:list>
            <text:list-item>
              <text:p text:style-name="P9">touch hello.html</text:p>
              <text:list>
                <text:list-item>
                  <text:p text:style-name="P20">cria novo arquivo</text:p>
                </text:list-item>
              </text:list>
            </text:list-item>
            <text:list-item>
              <text:p text:style-name="P9">atom &lt;path/file&gt;</text:p>
              <text:list>
                <text:list-item>
                  <text:p text:style-name="P20">abre no atom (e.g., “atom .” abre pasta atual) </text:p>
                  <text:p text:style-name="P20"/>
                </text:list-item>
              </text:list>
            </text:list-item>
          </text:list>
        </text:list-item>
        <text:list-item>
          <text:p text:style-name="P19">GITHUB <text:span text:style-name="T3">(14:55)</text:span></text:p>
          <text:list>
            <text:list-item>
              <text:p text:style-name="P10">git add <text:span text:style-name="T1">&lt;filename&gt;</text:span></text:p>
              <text:list>
                <text:list-item>
                  <text:p text:style-name="P19">these are changes that I want to save because some day I might want to refer back to them</text:p>
                </text:list-item>
                <text:list-item>
                  <text:p text:style-name="P21">files that we want to include the next time we make a commit</text:p>
                </text:list-item>
                <text:list-item>
                  <text:p text:style-name="P21">I want to track this file the next time I save this repository</text:p>
                </text:list-item>
                <text:list-item>
                  <text:p text:style-name="P22">e.g., git add lec0_hello.html</text:p>
                </text:list-item>
              </text:list>
            </text:list-item>
            <text:list-item>
              <text:p text:style-name="P11">git commit -<text:span text:style-name="T2">m “&lt;message&gt;”</text:span></text:p>
              <text:list>
                <text:list-item>
                  <text:p text:style-name="P21"><text:span text:style-name="T4">save, or </text:span>take a snap<text:span text:style-name="T4">shot,</text:span> of the repository at the current moment</text:p>
                </text:list-item>
                <text:list-item>
                  <text:p text:style-name="P22">e.g., git commit -m “Added lec0_hello.html”</text:p>
                  <text:list>
                    <text:list-item>
                      <text:p text:style-name="P23">obs.: agora o arquivo lec0_hello.html some do “git status”</text:p>
                    </text:list-item>
                  </text:list>
                </text:list-item>
              </text:list>
            </text:list-item>
            <text:list-item>
              <text:p text:style-name="P12">git status</text:p>
              <text:list>
                <text:list-item>
                  <text:p text:style-name="P24">what’s currently going on inside your repo</text:p>
                </text:list-item>
              </text:list>
            </text:list-item>
            <text:list-item>
              <text:p text:style-name="P13">git push </text:p>
              <text:list>
                <text:list-item>
                  <text:p text:style-name="P25">send changes to github</text:p>
                </text:list-item>
              </text:list>
            </text:list-item>
            <text:list-item>
              <text:p text:style-name="P14">git pull</text:p>
              <text:list>
                <text:list-item>
                  <text:p text:style-name="P26">download latest changes to your local repositor<text:span text:style-name="T5">y</text:span></text:p>
                </text:list-item>
                <text:list-item>
                  <text:p text:style-name="P27">e.g., <text:span text:style-name="T6">modifica</text:span> “lec0_hello.html” <text:span text:style-name="T6">no</text:span> github <text:span text:style-name="T6">e usa</text:span> git pull <text:span text:style-name="T6">para sincronizar localmente; no atom é legal porque já aparece automaticamente</text:span></text:p>
                </text:list-item>
              </text:list>
            </text:list-item>
            <text:list-item>
              <text:p text:style-name="P28">MERGE CONFLICTS (22:30)</text:p>
              <text:list>
                <text:list-item>
                  <text:p text:style-name="P29">different versions of commits from different sources that cannot be auto-merged</text:p>
                </text:list-item>
                <text:list-item>
                  <text:p text:style-name="P28">after running git pull there is a message indicating conflict</text:p>
                  <text:list>
                    <text:list-item>
                      <text:p text:style-name="P28">&lt;&lt;&lt;&lt;&lt;&lt; HEAD (…) ===== (…) &gt;&gt;&gt;&gt;&gt; &lt;conflicting commit&gt;</text:p>
                      <text:list>
                        <text:list-item>
                          <text:p text:style-name="P28">before equal signs: version 1</text:p>
                        </text:list-item>
                        <text:list-item>
                          <text:p text:style-name="P28"><text:soft-page-break/>after equal signs: version 2</text:p>
                        </text:list-item>
                      </text:list>
                    </text:list-item>
                    <text:list-item>
                      <text:p text:style-name="P30">remove all the lines, including the “&lt;&lt;&lt;&lt;&lt; HEAD”, etc, except the final version you want to maintain.</text:p>
                    </text:list-item>
                  </text:list>
                </text:list-item>
                <text:list-item>
                  <text:p text:style-name="P31">OBS.: se der git pull de uma versao online e a local estiver diferente, <text:span text:style-name="T7">porem nao commitada, </text:span><text:span text:style-name="T8">da erro; para aparecer a mensagem especificando o conflito voce precisa commitar primeiro a versao local.</text:span></text:p>
                </text:list-item>
                <text:list-item>
                  <text:p text:style-name="P33">OBS.: apos resolver os conflitos, é necessario fazer git add &lt;filename&gt; de novo antes de commitar de modo que funcione</text:p>
                </text:list-item>
              </text:list>
            </text:list-item>
            <text:list-item>
              <text:p text:style-name="P16">git log</text:p>
              <text:list>
                <text:list-item>
                  <text:p text:style-name="P34">history of commits</text:p>
                </text:list-item>
                <text:list-item>
                  <text:p text:style-name="P42">to exit <text:span text:style-name="T13">git log: </text:span>press “q”</text:p>
                </text:list-item>
              </text:list>
            </text:list-item>
            <text:list-item>
              <text:p text:style-name="P15"><text:span text:style-name="T8">git reset (--hard &lt;commit&gt;) / (--hard </text:span><text:span text:style-name="T9">origin</text:span><text:span text:style-name="T8">/master)</text:span></text:p>
              <text:list>
                <text:list-item>
                  <text:p text:style-name="P35">go back to the way things were</text:p>
                </text:list-item>
                <text:list-item>
                  <text:p text:style-name="P36">nao é necessario usar o commit inteiro, so o suficiente pra identifica-lo</text:p>
                </text:list-item>
                <text:list-item>
                  <text:p text:style-name="P32"><text:span text:style-name="T8">se voce da git push apos um reset, ele é rejeitado; </text:span><text:span text:style-name="T10">se voce der git pull, ele “anda pra frente” de novo pra fazer o local ficar junto com o remoto; se voce modificar, ai sim da merge conflict.</text:span></text:p>
                </text:list-item>
              </text:list>
            </text:list-item>
            <text:list-item>
              <text:p text:style-name="P17">git reflog</text:p>
              <text:list>
                <text:list-item>
                  <text:p text:style-name="P37">history of references tracked by git</text:p>
                </text:list-item>
              </text:list>
            </text:list-item>
          </text:list>
        </text:list-item>
      </text:list>
      <text:p text:style-name="P2"/>
      <text:list xml:id="list2421251305087" text:continue-numbering="true" text:style-name="L1">
        <text:list-item>
          <text:p text:style-name="P38">HTML (35:40) – <text:span text:style-name="T11">ver arquivo lec0.html</text:span></text:p>
        </text:list-item>
      </text:list>
      <text:p text:style-name="P3"/>
      <text:list xml:id="list2419873655363" text:continue-numbering="true" text:style-name="L1">
        <text:list-item>
          <text:p text:style-name="P39">Document Object Model (DOM) <text:span text:style-name="T12">(59:00)</text:span></text:p>
        </text:list-item>
      </text:list>
      <text:p text:style-name="P4"/>
      <text:list xml:id="list2421262617919" text:continue-numbering="true" text:style-name="L1">
        <text:list-item>
          <text:p text:style-name="P40">CSS (1:01:30) – ver arquivo</text:p>
          <text:p text:style-name="P40"/>
        </text:list-item>
        <text:list-item>
          <text:p text:style-name="P43"><text:span text:style-name="T17">G</text:span><text:span text:style-name="T16">ithub pages </text:span><text:span text:style-name="T15">(1:40:00)</text:span></text:p>
          <text:list>
            <text:list-item>
              <text:p text:style-name="P41">We can open page in our browser from our local files, but that’s not very useful if you want to deploy your application.</text:p>
            </text:list-item>
            <text:list-item>
              <text:p text:style-name="P44"><text:span text:style-name="T14">there are a number of ways to deploy a page to the internet; one common way is by using Github Pages – </text:span><text:span text:style-name="T18">let’s you take a repository and deploy it online</text:span></text:p>
            </text:list-item>
            <text:list-item>
              <text:p text:style-name="P45"><text:span text:style-name="T16">open </text:span><text:span text:style-name="T18">.html</text:span><text:span text:style-name="T16"> page; go to </text:span><text:span text:style-name="T18">settings → Github Pages; Select repository = master-branch; save</text:span></text:p>
            </text:list-item>
            <text:list-item>
              <text:p text:style-name="P46"><text:span text:style-name="T16">this will enable Github Pages on this particular repository and now, theoretically, anyone on the internet can go and see the .html file that I created</text:span></text:p>
            </text:list-item>
            <text:list-item>
              <text:p text:style-name="P47"><text:span text:style-name="T16">now, whenever we make changes to this repository, we’ll automatically make changes to the pag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2-22T00:24:19.252977915</dc:date>
    <meta:editing-duration>PT2H34M57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571" meta:character-count="2993" meta:non-whitespace-character-count="2542"/>
  </office:meta>
</office:document-meta>
</file>